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8" style:data-style-name="N0">28</text:variable-set>: Concave and Convex mirrores</text:p>
      <text:p text:style-name="P2"/>
      <text:list xml:id="list525730674" text:style-name="L1">
        <text:list-item>
          <text:p text:style-name="P3">A baseball player stands in front of a mirror. <text:s/></text:p>
          <text:list>
            <text:list-item>
              <text:p text:style-name="P3">Draw a diagram that shows the object, mirror, and image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97005232" text:continue-numbering="true" text:style-name="L1">
        <text:list-item>
          <text:list>
            <text:list-item>
              <text:p text:style-name="P3">Is the image real or virtual? <text:s/></text:p>
            </text:list-item>
          </text:list>
        </text:list-item>
      </text:list>
      <text:p text:style-name="P2"/>
      <text:p text:style-name="P2"/>
      <text:list xml:id="list309141956" text:continue-numbering="true" text:style-name="L1">
        <text:list-item>
          <text:p text:style-name="P3">A concave mirror has a focal length of 2 cm. <text:s/>A 1 cm-high object is placed 4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2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9819794" text:continue-numbering="true" text:style-name="L1">
        <text:list-item>
          <text:p text:style-name="P3">A concave mirror has a focal length of 5 cm. <text:s/>A 1 cm-high object is placed 2 cm to the left of the mirror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3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5563217" text:continue-numbering="true" text:style-name="L1">
        <text:list-item>
          <text:p text:style-name="P3">A convex mirror has a focal length of -1 cm. <text:s/>A 1 cm-high object is placed 5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344447100" text:continue-numbering="true" text:style-name="L1">
        <text:list-item>
          <text:p text:style-name="P3">A mirror has a focal length of -1 cm. <text:s/>A 2 cm-high object is placed 3 cm to the left of the mirror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61323442" text:continue-numbering="true" text:style-name="L1">
        <text:list-item>
          <text:p text:style-name="P3">A mirror has a focal length of 2.5 cm. <text:s/>A 2 cm-high object is placed <text:s/>6 cm to the left of the mirror. Use Ray-tracing and the lens equation to determine where the image appears.</text:p>
        </text:list-item>
      </text:list>
      <text:p text:style-name="P2"/>
      <text:p text:style-name="P2"><draw:g text:anchor-type="paragraph" draw:z-index="7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97325970" text:continue-numbering="true" text:style-name="L1">
        <text:list-item>
          <text:p text:style-name="P3">A mirror has a focal length of 1 cm. <text:s/>A 2 cm-high object is placed <text:s/>8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5-20T07:05:24" text:fixed="true" text:date-adjust="PT24H00M00S">05/21/13</text:date></text:p>
      </style:header>
      <style:footer>
        <text:p text:style-name="Footer">4th Nine Weeks<text:tab/><text:page-number text:select-page="current">1</text:page-number>/<text:page-count>2</text:page-count><text:tab/>Assignment <text:variable-get text:name="Assignment" style:data-style-name="N0">2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07:05:25</meta:creation-date>
    <meta:editing-duration>P0D</meta:editing-duration>
    <meta:editing-cycles>2</meta:editing-cycles>
    <meta:generator>LibreOffice/3.5$Linux_X86_64 LibreOffice_project/350m1$Build-3</meta:generator>
    <meta:initial-creator>Jonas Williamson</meta:initial-creator>
    <dc:date>2013-05-20T07:05:47</dc:date>
    <dc:creator>Jonas Williamson</dc:creator>
    <meta:document-statistic meta:table-count="0" meta:image-count="1" meta:object-count="0" meta:page-count="2" meta:paragraph-count="12" meta:word-count="261" meta:character-count="1333" meta:non-whitespace-character-count="1063"/>
  </office:meta>
</office:document-meta>
</file>